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.0398in" fo:margin-bottom="0.1366in" loext:contextual-spacing="false" fo:text-align="center" style:justify-single-word="false" fo:text-indent="0in" style:auto-text-indent="false"/>
      <style:text-properties fo:font-weight="bold" officeooo:rsid="001da3b1" officeooo:paragraph-rsid="001da3b1" style:font-weight-asian="bold" style:font-weight-complex="bold"/>
    </style:style>
    <style:style style:name="T1" style:family="text">
      <style:text-properties officeooo:rsid="001872ab"/>
    </style:style>
    <style:style style:name="T2" style:family="text">
      <style:text-properties fo:font-variant="normal" fo:text-transform="none" fo:color="#000000" style:text-blinking="false" fo:background-color="transparent" loext:char-shading-value="0"/>
    </style:style>
    <style:style style:name="T3" style:family="text">
      <style:text-properties fo:font-variant="normal" fo:text-transform="none" fo:color="#000000" officeooo:rsid="001872ab" style:text-blinking="false" fo:background-color="transparent" loext:char-shading-value="0"/>
    </style:style>
    <style:style style:name="T4" style:family="text">
      <style:text-properties fo:font-variant="normal" fo:text-transform="none" fo:color="#000000" officeooo:rsid="0019fba6" style:text-blinking="false" fo:background-color="transparent" loext:char-shading-value="0"/>
    </style:style>
    <style:style style:name="T5" style:family="text">
      <style:text-properties fo:font-variant="normal" fo:text-transform="none" fo:color="#000000" officeooo:rsid="001bf856" style:text-blinking="false" fo:background-color="transparent" loext:char-shading-value="0"/>
    </style:style>
    <style:style style:name="T6" style:family="text">
      <style:text-properties officeooo:rsid="0019fba6"/>
    </style:style>
    <style:style style:name="T7" style:family="text">
      <style:text-properties officeooo:rsid="001bf856"/>
    </style:style>
    <style:style style:name="T8" style:family="text">
      <style:text-properties officeooo:rsid="001da3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UKUM RASULULLAH BERARTI HUKUM ALLAH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ext_20_body"><text:span text:style-name="T8">37. </text:span>Dari ‘Aisyah <text:span text:style-name="T1">r</text:span>a berkat: <text:span text:style-name="T1">Rasulullah s.a.w pernah berkata : “Hai sekalian</text:span> manusia janganlah kamu sekalian menggantungkan kepadaku dengan satu macam <text:span text:style-name="T1">aku tidak menghalalkan melaikan apa-apa yang Allah Yang Maha Tinggi telah menghalalkan </text:span>dan aku tidak mengharamkan melainkan ava-apa yang Allah telah mengharam.”</text:p>
      <text:p text:style-name="Text_20_body">(Riwayat Ibnu Sa'ad)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 text:name="docs-internal-guid-faac7e10-29c3-b2c5-2eee-6bba814b99c9"/><text:span text:style-name="T2">38. Dari Al-Miqda</text:span><text:span text:style-name="T3">m</text:span><text:span text:style-name="T2"> bin </text:span><text:span text:style-name="T3">Ma’dikariba r.a. berkata: </text:span><text:span text:style-name="T2">Rasulullah pernah bersabda : “</text:span><text:span text:style-name="T4">Ingatlah, </text:span><text:span text:style-name="T2">sesungguhnya aku telah diberi kitab, dan semisalnya beserta dia. Ingatlah, </text:span><text:span text:style-name="T4">hampir-hamping ada bahwa seorang lelaki </text:span><text:span text:style-name="T2">duduk bersandar dengan kenyang di atas </text:span><text:span text:style-name="T4">katilnnya 1</text:span><text:span text:style-name="T2"> ) yang terhi</text:span><text:span text:style-name="T4">a</text:span><text:span text:style-name="T2">s, la berkata . "Hendaklah kamu dengan A</text:span><text:span text:style-name="T4">lQur’an, maka apa-apa yang kamu dapati di dalamnya dari yang halal, </text:span><text:span text:style-name="T2">hendaklah kamu halalkan di</text:span><text:span text:style-name="T4">a.</text:span></text:p>
      <text:p text:style-name="Text_20_body">1) Katil = <text:s/>ranjang</text:p>
      <text:p text:style-name="Text_20_body"><text:soft-page-break/>dan apa-apa yang kamu dapati di dalamnya dari yang haram, hendaklah kamu mengharamkan dia.”</text:p>
      <text:p text:style-name="Text_20_body">(Riwayat Ahmad<text:span text:style-name="T6">)</text:span></text:p>
      <text:p text:style-name="Text_20_body">-<text:span text:style-name="T6">Dan riwayat At-Tarmudzi dengan lafadz. Ia berkata: “Antara kami dan kamu </text:span>sekalian -<text:span text:style-name="T7">a</text:span>da Kitab Allah. Maka apa-apa yang kami dapati di dalamnya dari yang halal, kami menghalalkannya, dan <text:span text:style-name="T7">a</text:span>pa-apa yang kami dapati di dalamnya dari yang haram, kami mengharamkannya." Dan sesungguhnya apa-apa yang telah Rasulullah haramkan it<text:span text:style-name="T7">u</text:span> seperti apa-apa yang tel<text:span text:style-name="T7">a</text:span>h Allah haramkan."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 text:name="docs-internal-guid-6f2853de-29d3-6e4b-c3c2-e813e297f1e7"/>39. Da<text:span text:style-name="T7">r</text:span>i <text:span text:style-name="T7">A</text:span>bi Rafi' r.a. berkata Rasulullah <text:span text:style-name="T7">s</text:span>.<text:span text:style-name="T7">a</text:span>.<text:span text:style-name="T7">w.</text:span> pernah bersabda “<text:span text:style-name="T7">pasti akan ber </text:span>seru seorang <text:span text:style-name="T7">d</text:span>i<text:span text:style-name="T7">ri</text:span>pada kamu sekalian bersandar di atas katilnya, sampai datang kepadanya satu perintah daripada perintah ku, dari apa-apa yang telah aku perintahkan dengannya atau yang telah aku iarang daripadanya, lalu ia berkata: "Kami tidak tahu, apaapa yang telah kami dapati di dalam Kitab Allah tentu kami mengiktry.”</text:p>
      <text:p text:style-name="Text_20_body">(Riwayat Abu Daw<text:span text:style-name="T7">ud)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 text:name="docs-internal-guid-6f2853de-29d3-8d8c-bf7f-d5a23e5658ca"/><text:span text:style-name="T4">40. Dat Al-'Irbadi r.a. berkata : Rasulullah sa.w, penah bersabda: “apakah salah seorang daripada kamu menyangka ada seorang yang duduk bersandar di atas katilnya yang terhias -sambil berkata: "Sesungguhnya Allah yang Maha Tinggi tidaklah m</text:span><text:span text:style-name="T2">engharamkan se</text:span><text:span text:style-name="T5">s</text:span><text:span text:style-name="T2">uat</text:span><text:span text:style-name="T5">u</text:span><text:span text:style-name="T2"> mel</text:span><text:span text:style-name="T5">a</text:span><text:span text:style-name="T2">inkan ap-apa yang </text:span><text:span text:style-name="T5">ada </text:span><text:span text:style-name="T2">dal</text:span><text:span text:style-name="T5">am</text:span><text:span text:style-name="T2"> Al-Qur’an i</text:span><text:span text:style-name="T5">n</text:span><text:span text:style-name="T2">i. "</text:span><text:span text:style-name="T5">Ingatlah</text:span><text:span text:style-name="T2"> sesungguhnya demi Allah, sesungguhnya aku telah memerintahkan, dan aku telah</text:span><text:span text:style-name="T4"> </text:span><text:span text:style-name="T5">memerintahkan, dan aku tela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9:03:38.857357663</meta:creation-date>
    <dc:date>2018-03-16T00:49:58.337667141</dc:date>
    <meta:editing-duration>PT2H45M1S</meta:editing-duration>
    <meta:editing-cycles>3</meta:editing-cycles>
    <meta:generator>LibreOffice/6.0.0.3$Linux_X86_64 LibreOffice_project/64a0f66915f38c6217de274f0aa8e15618924765</meta:generator>
    <meta:document-statistic meta:table-count="0" meta:image-count="0" meta:object-count="0" meta:page-count="2" meta:paragraph-count="11" meta:word-count="305" meta:character-count="2108" meta:non-whitespace-character-count="1813"/>
  </office:meta>
</office:document-meta>
</file>